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65mm"/>
    </style:style>
    <style:style style:name="co2" style:family="table-column">
      <style:table-column-properties fo:break-before="auto" style:column-width="11.84mm"/>
    </style:style>
    <style:style style:name="co3" style:family="table-column">
      <style:table-column-properties fo:break-before="auto" style:column-width="31.03mm"/>
    </style:style>
    <style:style style:name="co4" style:family="table-column">
      <style:table-column-properties fo:break-before="auto" style:column-width="27.13mm"/>
    </style:style>
    <style:style style:name="co5" style:family="table-column">
      <style:table-column-properties fo:break-before="auto" style:column-width="22.6mm"/>
    </style:style>
    <style:style style:name="co6" style:family="table-column">
      <style:table-column-properties fo:break-before="auto" style:column-width="19.88mm"/>
    </style:style>
    <style:style style:name="co7" style:family="table-column">
      <style:table-column-properties fo:break-before="auto" style:column-width="34.52mm"/>
    </style:style>
    <style:style style:name="co8" style:family="table-column">
      <style:table-column-properties fo:break-before="auto" style:column-width="24.68mm"/>
    </style:style>
    <style:style style:name="co9" style:family="table-column">
      <style:table-column-properties fo:break-before="auto" style:column-width="25.19mm"/>
    </style:style>
    <style:style style:name="co10" style:family="table-column">
      <style:table-column-properties fo:break-before="auto" style:column-width="31.54mm"/>
    </style:style>
    <style:style style:name="co11" style:family="table-column">
      <style:table-column-properties fo:break-before="auto" style:column-width="27.27mm"/>
    </style:style>
    <style:style style:name="co12" style:family="table-column">
      <style:table-column-properties fo:break-before="auto" style:column-width="26.49mm"/>
    </style:style>
    <style:style style:name="co13" style:family="table-column">
      <style:table-column-properties fo:break-before="auto" style:column-width="39.46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/>
      <table:table table:name="2018-09-01-TestResults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2"/>
          <table:table-cell office:value-type="string" calcext:value-type="string">
            <text:p>i_vals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Mean/Std</text:p>
          </table:table-cell>
          <table:table-cell office:value-type="string" calcext:value-type="string">
            <text:p>min_loss</text:p>
          </table:table-cell>
          <table:table-cell office:value-type="string" calcext:value-type="string">
            <text:p>Mean/Std</text:p>
          </table:table-cell>
          <table:table-cell office:value-type="string" calcext:value-type="string">
            <text:p>no_fold_vals</text:p>
          </table:table-cell>
          <table:table-cell table:style-name="Default" office:value-type="string" calcext:value-type="string">
            <text:p>supervised</text:p>
          </table:table-cell>
          <table:table-cell table:style-name="Default" office:value-type="string" calcext:value-type="string">
            <text:p>auxilaryEmbedding1</text:p>
          </table:table-cell>
          <table:table-cell table:style-name="Default" office:value-type="string" calcext:value-type="string">
            <text:p>auxilaryEmbedding2</text:p>
          </table:table-cell>
          <table:table-cell table:style-name="Default" office:value-type="string" calcext:value-type="string">
            <text:p>auxilaryGraph</text:p>
          </table:table-cell>
          <table:table-cell table:style-name="Default" office:value-type="string" calcext:value-type="string">
            <text:p>linkageActFun</text:p>
          </table:table-cell>
          <table:table-cell table:style-name="Default" office:value-type="string" calcext:value-type="string">
            <text:p>linkageBatchNorm</text:p>
          </table:table-cell>
          <table:table-cell office:value-type="string" calcext:value-type="string">
            <text:p>linkageNeurons</text:p>
          </table:table-cell>
          <table:table-cell office:value-type="string" calcext:value-type="string">
            <text:p>linkagePosition</text:p>
          </table:table-cell>
          <table:table-cell office:value-type="string" calcext:value-type="string">
            <text:p>reverseLinkagePositio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2991790771484" calcext:value-type="float">
            <text:p>4.3299179077</text:p>
          </table:table-cell>
          <table:table-cell table:formula="of:=AVERAGE([.D2:.D6])" office:value-type="float" office:value="4.17328839302063" calcext:value-type="float">
            <text:p>4.173288393</text:p>
          </table:table-cell>
          <table:table-cell office:value-type="float" office:value="3.63706254959106" calcext:value-type="float">
            <text:p>3.6370625496</text:p>
          </table:table-cell>
          <table:table-cell table:formula="of:=AVERAGE([.F2:.F6])" office:value-type="float" office:value="3.6990647315979" calcext:value-type="float">
            <text:p>3.69906473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.8266875743866" calcext:value-type="float">
            <text:p>3.8266875744</text:p>
          </table:table-cell>
          <table:table-cell table:formula="of:=STDEV([.D2:.D6])" office:value-type="float" office:value="0.213439965056995" calcext:value-type="float">
            <text:p>0.2134399651</text:p>
          </table:table-cell>
          <table:table-cell office:value-type="float" office:value="3.2128312587738" calcext:value-type="float">
            <text:p>3.2128312588</text:p>
          </table:table-cell>
          <table:table-cell table:formula="of:=STDEV([.F2:.F6])" office:value-type="float" office:value="0.307671105319843" calcext:value-type="float">
            <text:p>0.30767110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.11042404174805" calcext:value-type="float">
            <text:p>4.1104240417</text:p>
          </table:table-cell>
          <table:table-cell/>
          <table:table-cell office:value-type="float" office:value="3.73945474624634" calcext:value-type="float">
            <text:p>3.739454746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.32840013504028" calcext:value-type="float">
            <text:p>4.328400135</text:p>
          </table:table-cell>
          <table:table-cell/>
          <table:table-cell office:value-type="float" office:value="4.0154128074646" calcext:value-type="float">
            <text:p>4.015412807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4.27101230621338" calcext:value-type="float">
            <text:p>4.2710123062</text:p>
          </table:table-cell>
          <table:table-cell/>
          <table:table-cell office:value-type="float" office:value="3.8905622959137" calcext:value-type="float">
            <text:p>3.8905622959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.39317560195923" calcext:value-type="float">
            <text:p>7.393175602</text:p>
          </table:table-cell>
          <table:table-cell table:formula="of:=AVERAGE([.D7:.D11])" office:value-type="float" office:value="7.72311811447144" calcext:value-type="float">
            <text:p>7.7231181145</text:p>
          </table:table-cell>
          <table:table-cell office:value-type="float" office:value="6.59380483627319" calcext:value-type="float">
            <text:p>6.5938048363</text:p>
          </table:table-cell>
          <table:table-cell table:formula="of:=AVERAGE([.F7:.F11])" office:value-type="float" office:value="7.12680654525757" calcext:value-type="float">
            <text:p>7.126806545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.11717700958252" calcext:value-type="float">
            <text:p>7.1171770096</text:p>
          </table:table-cell>
          <table:table-cell table:formula="of:=STDEV([.D7:.D11])" office:value-type="float" office:value="0.975087809140246" calcext:value-type="float">
            <text:p>0.9750878091</text:p>
          </table:table-cell>
          <table:table-cell office:value-type="float" office:value="6.92149066925049" calcext:value-type="float">
            <text:p>6.9214906693</text:p>
          </table:table-cell>
          <table:table-cell table:formula="of:=STDEV([.F7:.F11])" office:value-type="float" office:value="0.708477106112016" calcext:value-type="float">
            <text:p>0.708477106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8094482421875" calcext:value-type="float">
            <text:p>6.8094482422</text:p>
          </table:table-cell>
          <table:table-cell/>
          <table:table-cell office:value-type="float" office:value="6.44453001022339" calcext:value-type="float">
            <text:p>6.444530010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.27317142486572" calcext:value-type="float">
            <text:p>9.2731714249</text:p>
          </table:table-cell>
          <table:table-cell/>
          <table:table-cell office:value-type="float" office:value="8.15879344940186" calcext:value-type="float">
            <text:p>8.158793449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.02261829376221" calcext:value-type="float">
            <text:p>8.0226182938</text:p>
          </table:table-cell>
          <table:table-cell/>
          <table:table-cell office:value-type="float" office:value="7.51541376113892" calcext:value-type="float">
            <text:p>7.515413761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.5638389587402" calcext:value-type="float">
            <text:p>12.5638389587</text:p>
          </table:table-cell>
          <table:table-cell table:formula="of:=AVERAGE([.D12:.D21])" office:value-type="float" office:value="12.2415822029114" calcext:value-type="float">
            <text:p>12.2415822029</text:p>
          </table:table-cell>
          <table:table-cell office:value-type="float" office:value="12.2109804153442" calcext:value-type="float">
            <text:p>12.2109804153</text:p>
          </table:table-cell>
          <table:table-cell table:formula="of:=AVERAGE([.F12:.F21])" office:value-type="float" office:value="11.6163935661316" calcext:value-type="float">
            <text:p>11.616393566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.6257066726685" calcext:value-type="float">
            <text:p>10.6257066727</text:p>
          </table:table-cell>
          <table:table-cell table:formula="of:=STDEV([.D12:.D21])" office:value-type="float" office:value="1.2355305599268" calcext:value-type="float">
            <text:p>1.2355305599</text:p>
          </table:table-cell>
          <table:table-cell office:value-type="float" office:value="10.4512062072754" calcext:value-type="float">
            <text:p>10.4512062073</text:p>
          </table:table-cell>
          <table:table-cell table:formula="of:=STDEV([.F12:.F21])" office:value-type="float" office:value="1.26710012963172" calcext:value-type="float">
            <text:p>1.267100129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.9317388534546" calcext:value-type="float">
            <text:p>10.9317388535</text:p>
          </table:table-cell>
          <table:table-cell/>
          <table:table-cell office:value-type="float" office:value="10.4390068054199" calcext:value-type="float">
            <text:p>10.439006805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2.3894052505493" calcext:value-type="float">
            <text:p>12.3894052505</text:p>
          </table:table-cell>
          <table:table-cell/>
          <table:table-cell office:value-type="float" office:value="11.6686458587646" calcext:value-type="float">
            <text:p>11.668645858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2.1821689605713" calcext:value-type="float">
            <text:p>12.1821689606</text:p>
          </table:table-cell>
          <table:table-cell/>
          <table:table-cell office:value-type="float" office:value="11.1638898849487" calcext:value-type="float">
            <text:p>11.163889884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2.081093788147" calcext:value-type="float">
            <text:p>12.0810937881</text:p>
          </table:table-cell>
          <table:table-cell/>
          <table:table-cell office:value-type="float" office:value="11.5236568450928" calcext:value-type="float">
            <text:p>11.523656845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.9963293075562" calcext:value-type="float">
            <text:p>12.9963293076</text:p>
          </table:table-cell>
          <table:table-cell/>
          <table:table-cell office:value-type="float" office:value="12.7271661758423" calcext:value-type="float">
            <text:p>12.727166175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1.6019048690796" calcext:value-type="float">
            <text:p>11.6019048691</text:p>
          </table:table-cell>
          <table:table-cell/>
          <table:table-cell office:value-type="float" office:value="11.12024974823" calcext:value-type="float">
            <text:p>11.120249748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1.9406385421753" calcext:value-type="float">
            <text:p>11.9406385422</text:p>
          </table:table-cell>
          <table:table-cell/>
          <table:table-cell office:value-type="float" office:value="10.3882579803467" calcext:value-type="float">
            <text:p>10.388257980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5.1029968261719" calcext:value-type="float">
            <text:p>15.1029968262</text:p>
          </table:table-cell>
          <table:table-cell/>
          <table:table-cell office:value-type="float" office:value="14.4708757400513" calcext:value-type="float">
            <text:p>14.470875740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9236011505127" calcext:value-type="float">
            <text:p>8.4923601151</text:p>
          </table:table-cell>
          <table:table-cell table:formula="of:=AVERAGE([.D22:.D26])" office:value-type="float" office:value="8.32491426467896" calcext:value-type="float">
            <text:p>8.3249142647</text:p>
          </table:table-cell>
          <table:table-cell office:value-type="float" office:value="5.64587640762329" calcext:value-type="float">
            <text:p>5.6458764076</text:p>
          </table:table-cell>
          <table:table-cell table:formula="of:=AVERAGE([.F22:.F26])" office:value-type="float" office:value="6.17577629089355" calcext:value-type="float">
            <text:p>6.17577629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.81235790252686" calcext:value-type="float">
            <text:p>8.8123579025</text:p>
          </table:table-cell>
          <table:table-cell table:formula="of:=STDEV([.D22:.D26])" office:value-type="float" office:value="0.337735232682499" calcext:value-type="float">
            <text:p>0.3377352327</text:p>
          </table:table-cell>
          <table:table-cell office:value-type="float" office:value="6.27794647216797" calcext:value-type="float">
            <text:p>6.2779464722</text:p>
          </table:table-cell>
          <table:table-cell table:formula="of:=STDEV([.F22:.F26])" office:value-type="float" office:value="0.48659080962428" calcext:value-type="float">
            <text:p>0.48659080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8.23583126068115" calcext:value-type="float">
            <text:p>8.2358312607</text:p>
          </table:table-cell>
          <table:table-cell/>
          <table:table-cell office:value-type="float" office:value="6.92283725738525" calcext:value-type="float">
            <text:p>6.922837257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7.93567037582397" calcext:value-type="float">
            <text:p>7.9356703758</text:p>
          </table:table-cell>
          <table:table-cell/>
          <table:table-cell office:value-type="float" office:value="5.86319971084595" calcext:value-type="float">
            <text:p>5.8631997108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8.14835166931152" calcext:value-type="float">
            <text:p>8.1483516693</text:p>
          </table:table-cell>
          <table:table-cell/>
          <table:table-cell office:value-type="float" office:value="6.16902160644531" calcext:value-type="float">
            <text:p>6.169021606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.84717845916748" calcext:value-type="float">
            <text:p>8.8471784592</text:p>
          </table:table-cell>
          <table:table-cell table:formula="of:=AVERAGE([.D27:.D31])" office:value-type="float" office:value="9.37732410430908" calcext:value-type="float">
            <text:p>9.3773241043</text:p>
          </table:table-cell>
          <table:table-cell office:value-type="float" office:value="8.2353630065918" calcext:value-type="float">
            <text:p>8.2353630066</text:p>
          </table:table-cell>
          <table:table-cell table:formula="of:=AVERAGE([.F27:.F31])" office:value-type="float" office:value="7.93559141159058" calcext:value-type="float">
            <text:p>7.935591411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.6193904876709" calcext:value-type="float">
            <text:p>9.6193904877</text:p>
          </table:table-cell>
          <table:table-cell table:formula="of:=STDEV([.D27:.D31])" office:value-type="float" office:value="0.643006109003143" calcext:value-type="float">
            <text:p>0.643006109</text:p>
          </table:table-cell>
          <table:table-cell office:value-type="float" office:value="8.12389850616455" calcext:value-type="float">
            <text:p>8.1238985062</text:p>
          </table:table-cell>
          <table:table-cell table:formula="of:=STDEV([.F27:.F31])" office:value-type="float" office:value="0.326783174136376" calcext:value-type="float">
            <text:p>0.326783174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.87844181060791" calcext:value-type="float">
            <text:p>8.8784418106</text:p>
          </table:table-cell>
          <table:table-cell/>
          <table:table-cell office:value-type="float" office:value="7.39188814163208" calcext:value-type="float">
            <text:p>7.391888141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.15613460540772" calcext:value-type="float">
            <text:p>9.1561346054</text:p>
          </table:table-cell>
          <table:table-cell/>
          <table:table-cell office:value-type="float" office:value="8.01170539855957" calcext:value-type="float">
            <text:p>8.011705398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.3854751586914" calcext:value-type="float">
            <text:p>10.3854751587</text:p>
          </table:table-cell>
          <table:table-cell/>
          <table:table-cell office:value-type="float" office:value="7.91510200500488" calcext:value-type="float">
            <text:p>7.91510200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.3053302764893" calcext:value-type="float">
            <text:p>16.3053302765</text:p>
          </table:table-cell>
          <table:table-cell table:formula="of:=AVERAGE([.D32:.D41])" office:value-type="float" office:value="14.3309155464172" calcext:value-type="float">
            <text:p>14.3309155464</text:p>
          </table:table-cell>
          <table:table-cell office:value-type="float" office:value="14.788405418396" calcext:value-type="float">
            <text:p>14.7884054184</text:p>
          </table:table-cell>
          <table:table-cell table:formula="of:=AVERAGE([.F32:.F41])" office:value-type="float" office:value="12.1184246063232" calcext:value-type="float">
            <text:p>12.118424606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5.1857814788818" calcext:value-type="float">
            <text:p>15.1857814789</text:p>
          </table:table-cell>
          <table:table-cell table:formula="of:=STDEV([.D32:.D41])" office:value-type="float" office:value="1.46998925553599" calcext:value-type="float">
            <text:p>1.4699892555</text:p>
          </table:table-cell>
          <table:table-cell office:value-type="float" office:value="11.3391914367676" calcext:value-type="float">
            <text:p>11.3391914368</text:p>
          </table:table-cell>
          <table:table-cell table:formula="of:=STDEV([.F32:.F41])" office:value-type="float" office:value="1.34557949477561" calcext:value-type="float">
            <text:p>1.345579494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.6227350234985" calcext:value-type="float">
            <text:p>14.6227350235</text:p>
          </table:table-cell>
          <table:table-cell/>
          <table:table-cell office:value-type="float" office:value="11.3812770843506" calcext:value-type="float">
            <text:p>11.381277084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6.5550689697266" calcext:value-type="float">
            <text:p>16.5550689697</text:p>
          </table:table-cell>
          <table:table-cell/>
          <table:table-cell office:value-type="float" office:value="13.0660314559937" calcext:value-type="float">
            <text:p>13.06603145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.5578327178955" calcext:value-type="float">
            <text:p>13.5578327179</text:p>
          </table:table-cell>
          <table:table-cell/>
          <table:table-cell office:value-type="float" office:value="11.7924928665161" calcext:value-type="float">
            <text:p>11.792492866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3.3494434356689" calcext:value-type="float">
            <text:p>13.3494434357</text:p>
          </table:table-cell>
          <table:table-cell/>
          <table:table-cell office:value-type="float" office:value="10.6028108596802" calcext:value-type="float">
            <text:p>10.602810859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4.428542137146" calcext:value-type="float">
            <text:p>14.4285421371</text:p>
          </table:table-cell>
          <table:table-cell/>
          <table:table-cell office:value-type="float" office:value="13.62708568573" calcext:value-type="float">
            <text:p>13.627085685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3.1509532928467" calcext:value-type="float">
            <text:p>13.1509532928</text:p>
          </table:table-cell>
          <table:table-cell/>
          <table:table-cell office:value-type="float" office:value="10.7499465942383" calcext:value-type="float">
            <text:p>10.749946594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1.7206439971924" calcext:value-type="float">
            <text:p>11.7206439972</text:p>
          </table:table-cell>
          <table:table-cell/>
          <table:table-cell office:value-type="float" office:value="11.4256200790405" calcext:value-type="float">
            <text:p>11.42562007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4.4328241348267" calcext:value-type="float">
            <text:p>14.4328241348</text:p>
          </table:table-cell>
          <table:table-cell/>
          <table:table-cell office:value-type="float" office:value="12.4113845825195" calcext:value-type="float">
            <text:p>12.411384582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618857383728" calcext:value-type="float">
            <text:p>4.6618857384</text:p>
          </table:table-cell>
          <table:table-cell table:formula="of:=AVERAGE([.D42:.D46])" office:value-type="float" office:value="5.51132955551148" calcext:value-type="float">
            <text:p>5.5113295555</text:p>
          </table:table-cell>
          <table:table-cell office:value-type="float" office:value="4.6618857383728" calcext:value-type="float">
            <text:p>4.6618857384</text:p>
          </table:table-cell>
          <table:table-cell table:formula="of:=AVERAGE([.F42:.F46])" office:value-type="float" office:value="4.61646747589111" calcext:value-type="float">
            <text:p>4.61646747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.87939167022705" calcext:value-type="float">
            <text:p>4.8793916702</text:p>
          </table:table-cell>
          <table:table-cell table:formula="of:=STDEV([.D42:.D46])" office:value-type="float" office:value="0.876696551505776" calcext:value-type="float">
            <text:p>0.8766965515</text:p>
          </table:table-cell>
          <table:table-cell office:value-type="float" office:value="4.06513166427612" calcext:value-type="float">
            <text:p>4.0651316643</text:p>
          </table:table-cell>
          <table:table-cell table:formula="of:=STDEV([.F42:.F46])" office:value-type="float" office:value="0.341192393164659" calcext:value-type="float">
            <text:p>0.34119239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5.62083339691162" calcext:value-type="float">
            <text:p>5.6208333969</text:p>
          </table:table-cell>
          <table:table-cell/>
          <table:table-cell office:value-type="float" office:value="4.97502279281616" calcext:value-type="float">
            <text:p>4.9750227928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6.90454196929932" calcext:value-type="float">
            <text:p>6.9045419693</text:p>
          </table:table-cell>
          <table:table-cell/>
          <table:table-cell office:value-type="float" office:value="4.79063558578491" calcext:value-type="float">
            <text:p>4.7906355858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.48999500274658" calcext:value-type="float">
            <text:p>5.4899950027</text:p>
          </table:table-cell>
          <table:table-cell/>
          <table:table-cell office:value-type="float" office:value="4.58966159820557" calcext:value-type="float">
            <text:p>4.589661598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.63022994995117" calcext:value-type="float">
            <text:p>7.63022995</text:p>
          </table:table-cell>
          <table:table-cell table:formula="of:=AVERAGE([.D47:.D51])" office:value-type="float" office:value="7.40581579208374" calcext:value-type="float">
            <text:p>7.4058157921</text:p>
          </table:table-cell>
          <table:table-cell office:value-type="float" office:value="7.06446075439453" calcext:value-type="float">
            <text:p>7.0644607544</text:p>
          </table:table-cell>
          <table:table-cell table:style-name="ce1" table:formula="of:=AVERAGE([.F47:.F51])" office:value-type="float" office:value="7.01912565231323" calcext:value-type="float">
            <text:p>7.019125652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.44663286209106" calcext:value-type="float">
            <text:p>7.4466328621</text:p>
          </table:table-cell>
          <table:table-cell table:formula="of:=STDEV([.D47:.D51])" office:value-type="float" office:value="0.440893589805528" calcext:value-type="float">
            <text:p>0.4408935898</text:p>
          </table:table-cell>
          <table:table-cell office:value-type="float" office:value="6.95263910293579" calcext:value-type="float">
            <text:p>6.9526391029</text:p>
          </table:table-cell>
          <table:table-cell table:style-name="ce1" table:formula="of:=STDEV([.F47:.F51])" office:value-type="float" office:value="0.501896596203132" calcext:value-type="float">
            <text:p>0.501896596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75047016143799" calcext:value-type="float">
            <text:p>6.7504701614</text:p>
          </table:table-cell>
          <table:table-cell/>
          <table:table-cell office:value-type="float" office:value="6.3561487197876" calcext:value-type="float">
            <text:p>6.356148719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.93249654769897" calcext:value-type="float">
            <text:p>7.9324965477</text:p>
          </table:table-cell>
          <table:table-cell/>
          <table:table-cell office:value-type="float" office:value="7.76589393615723" calcext:value-type="float">
            <text:p>7.765893936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.2692494392395" calcext:value-type="float">
            <text:p>7.2692494392</text:p>
          </table:table-cell>
          <table:table-cell/>
          <table:table-cell office:value-type="float" office:value="6.95648574829102" calcext:value-type="float">
            <text:p>6.956485748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.7404823303223" calcext:value-type="float">
            <text:p>12.7404823303</text:p>
          </table:table-cell>
          <table:table-cell table:formula="of:=AVERAGE([.D52:.D61])" office:value-type="float" office:value="12.4884676933289" calcext:value-type="float">
            <text:p>12.4884676933</text:p>
          </table:table-cell>
          <table:table-cell office:value-type="float" office:value="12.1954164505005" calcext:value-type="float">
            <text:p>12.1954164505</text:p>
          </table:table-cell>
          <table:table-cell table:formula="of:=AVERAGE([.F52:.F61])" office:value-type="float" office:value="11.4786314964294" calcext:value-type="float">
            <text:p>11.478631496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.9542427062988" calcext:value-type="float">
            <text:p>10.9542427063</text:p>
          </table:table-cell>
          <table:table-cell table:formula="of:=STDEV([.D52:.D61])" office:value-type="float" office:value="1.52081752141569" calcext:value-type="float">
            <text:p>1.5208175214</text:p>
          </table:table-cell>
          <table:table-cell office:value-type="float" office:value="10.0048265457153" calcext:value-type="float">
            <text:p>10.0048265457</text:p>
          </table:table-cell>
          <table:table-cell table:formula="of:=STDEV([.F52:.F61])" office:value-type="float" office:value="1.22611589722067" calcext:value-type="float">
            <text:p>1.226115897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.5273294448853" calcext:value-type="float">
            <text:p>10.5273294449</text:p>
          </table:table-cell>
          <table:table-cell/>
          <table:table-cell office:value-type="float" office:value="9.99825954437256" calcext:value-type="float">
            <text:p>9.998259544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5.4881000518799" calcext:value-type="float">
            <text:p>15.4881000519</text:p>
          </table:table-cell>
          <table:table-cell/>
          <table:table-cell office:value-type="float" office:value="13.860089302063" calcext:value-type="float">
            <text:p>13.860089302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.6632308959961" calcext:value-type="float">
            <text:p>13.663230896</text:p>
          </table:table-cell>
          <table:table-cell/>
          <table:table-cell office:value-type="float" office:value="12.5415964126587" calcext:value-type="float">
            <text:p>12.541596412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.7264804840088" calcext:value-type="float">
            <text:p>11.726480484</text:p>
          </table:table-cell>
          <table:table-cell/>
          <table:table-cell office:value-type="float" office:value="10.7105655670166" calcext:value-type="float">
            <text:p>10.71056556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3.0965852737427" calcext:value-type="float">
            <text:p>13.0965852737</text:p>
          </table:table-cell>
          <table:table-cell/>
          <table:table-cell office:value-type="float" office:value="11.8202924728394" calcext:value-type="float">
            <text:p>11.820292472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2.9107828140259" calcext:value-type="float">
            <text:p>12.910782814</text:p>
          </table:table-cell>
          <table:table-cell/>
          <table:table-cell office:value-type="float" office:value="11.3426427841187" calcext:value-type="float">
            <text:p>11.342642784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.8101768493652" calcext:value-type="float">
            <text:p>10.8101768494</text:p>
          </table:table-cell>
          <table:table-cell/>
          <table:table-cell office:value-type="float" office:value="10.4785614013672" calcext:value-type="float">
            <text:p>10.478561401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2.9672660827637" calcext:value-type="float">
            <text:p>12.9672660828</text:p>
          </table:table-cell>
          <table:table-cell/>
          <table:table-cell office:value-type="float" office:value="11.8340644836426" calcext:value-type="float">
            <text:p>11.834064483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1684694290161" calcext:value-type="float">
            <text:p>6.2168469429</text:p>
          </table:table-cell>
          <table:table-cell table:formula="of:=AVERAGE([.D62:.D66])" office:value-type="float" office:value="6.66824436187744" calcext:value-type="float">
            <text:p>6.6682443619</text:p>
          </table:table-cell>
          <table:table-cell office:value-type="float" office:value="5.18317651748657" calcext:value-type="float">
            <text:p>5.1831765175</text:p>
          </table:table-cell>
          <table:table-cell table:formula="of:=AVERAGE([.F62:.F66])" office:value-type="float" office:value="5.38488340377808" calcext:value-type="float">
            <text:p>5.38488340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.66213750839233" calcext:value-type="float">
            <text:p>6.6621375084</text:p>
          </table:table-cell>
          <table:table-cell table:formula="of:=STDEV([.D62:.D66])" office:value-type="float" office:value="0.432247511795608" calcext:value-type="float">
            <text:p>0.4322475118</text:p>
          </table:table-cell>
          <table:table-cell office:value-type="float" office:value="5.18418741226196" calcext:value-type="float">
            <text:p>5.1841874123</text:p>
          </table:table-cell>
          <table:table-cell table:formula="of:=STDEV([.F62:.F66])" office:value-type="float" office:value="0.601204262508938" calcext:value-type="float">
            <text:p>0.60120426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7.27496337890625" calcext:value-type="float">
            <text:p>7.2749633789</text:p>
          </table:table-cell>
          <table:table-cell/>
          <table:table-cell office:value-type="float" office:value="5.76653909683228" calcext:value-type="float">
            <text:p>5.766539096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6.30700635910034" calcext:value-type="float">
            <text:p>6.3070063591</text:p>
          </table:table-cell>
          <table:table-cell/>
          <table:table-cell office:value-type="float" office:value="4.61456966400147" calcext:value-type="float">
            <text:p>4.61456966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6.88026762008667" calcext:value-type="float">
            <text:p>6.8802676201</text:p>
          </table:table-cell>
          <table:table-cell/>
          <table:table-cell office:value-type="float" office:value="6.17594432830811" calcext:value-type="float">
            <text:p>6.175944328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.98942279815674" calcext:value-type="float">
            <text:p>8.9894227982</text:p>
          </table:table-cell>
          <table:table-cell table:formula="of:=AVERAGE([.D67:.D71])" office:value-type="float" office:value="8.85766143798828" calcext:value-type="float">
            <text:p>8.857661438</text:p>
          </table:table-cell>
          <table:table-cell office:value-type="float" office:value="7.5468430519104" calcext:value-type="float">
            <text:p>7.5468430519</text:p>
          </table:table-cell>
          <table:table-cell table:formula="of:=AVERAGE([.F67:.F71])" office:value-type="float" office:value="7.80767498016357" calcext:value-type="float">
            <text:p>7.80767498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.98865032196045" calcext:value-type="float">
            <text:p>8.988650322</text:p>
          </table:table-cell>
          <table:table-cell table:formula="of:=STDEV([.D67:.D71])" office:value-type="float" office:value="1.05013905762114" calcext:value-type="float">
            <text:p>1.0501390576</text:p>
          </table:table-cell>
          <table:table-cell office:value-type="float" office:value="7.71173095703125" calcext:value-type="float">
            <text:p>7.711730957</text:p>
          </table:table-cell>
          <table:table-cell table:formula="of:=STDEV([.F67:.F71])" office:value-type="float" office:value="0.890636599926841" calcext:value-type="float">
            <text:p>0.89063659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51115131378174" calcext:value-type="float">
            <text:p>7.5111513138</text:p>
          </table:table-cell>
          <table:table-cell/>
          <table:table-cell office:value-type="float" office:value="6.86764049530029" calcext:value-type="float">
            <text:p>6.867640495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.3935966491699" calcext:value-type="float">
            <text:p>10.3935966492</text:p>
          </table:table-cell>
          <table:table-cell/>
          <table:table-cell office:value-type="float" office:value="9.28408145904541" calcext:value-type="float">
            <text:p>9.284081459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.40548610687256" calcext:value-type="float">
            <text:p>8.4054861069</text:p>
          </table:table-cell>
          <table:table-cell/>
          <table:table-cell office:value-type="float" office:value="7.62807893753052" calcext:value-type="float">
            <text:p>7.628078937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.3386907577515" calcext:value-type="float">
            <text:p>13.3386907578</text:p>
          </table:table-cell>
          <table:table-cell table:formula="of:=AVERAGE([.D72:.D81])" office:value-type="float" office:value="12.2534714698792" calcext:value-type="float">
            <text:p>12.2534714699</text:p>
          </table:table-cell>
          <table:table-cell office:value-type="float" office:value="12.1705598831177" calcext:value-type="float">
            <text:p>12.1705598831</text:p>
          </table:table-cell>
          <table:table-cell table:formula="of:=AVERAGE([.F72:.F81])" office:value-type="float" office:value="11.2921529769897" calcext:value-type="float">
            <text:p>11.2921529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.6657466888428" calcext:value-type="float">
            <text:p>12.6657466888</text:p>
          </table:table-cell>
          <table:table-cell table:formula="of:=STDEV([.D72:.D81])" office:value-type="float" office:value="0.914693074199327" calcext:value-type="float">
            <text:p>0.9146930742</text:p>
          </table:table-cell>
          <table:table-cell office:value-type="float" office:value="10.6852588653564" calcext:value-type="float">
            <text:p>10.6852588654</text:p>
          </table:table-cell>
          <table:table-cell table:formula="of:=STDEV([.F72:.F81])" office:value-type="float" office:value="0.613763565059956" calcext:value-type="float">
            <text:p>0.61376356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1.5701684951782" calcext:value-type="float">
            <text:p>11.5701684952</text:p>
          </table:table-cell>
          <table:table-cell/>
          <table:table-cell office:value-type="float" office:value="10.7477569580078" calcext:value-type="float">
            <text:p>10.74775695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1.6455564498901" calcext:value-type="float">
            <text:p>11.6455564499</text:p>
          </table:table-cell>
          <table:table-cell/>
          <table:table-cell office:value-type="float" office:value="11.1831760406494" calcext:value-type="float">
            <text:p>11.183176040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.2582921981812" calcext:value-type="float">
            <text:p>11.2582921982</text:p>
          </table:table-cell>
          <table:table-cell/>
          <table:table-cell office:value-type="float" office:value="10.898120880127" calcext:value-type="float">
            <text:p>10.89812088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.9900732040405" calcext:value-type="float">
            <text:p>10.990073204</text:p>
          </table:table-cell>
          <table:table-cell/>
          <table:table-cell office:value-type="float" office:value="10.7532138824463" calcext:value-type="float">
            <text:p>10.753213882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3.6935691833496" calcext:value-type="float">
            <text:p>13.6935691833</text:p>
          </table:table-cell>
          <table:table-cell/>
          <table:table-cell office:value-type="float" office:value="12.4163208007813" calcext:value-type="float">
            <text:p>12.416320800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3.0209665298462" calcext:value-type="float">
            <text:p>13.0209665298</text:p>
          </table:table-cell>
          <table:table-cell/>
          <table:table-cell office:value-type="float" office:value="11.6944303512573" calcext:value-type="float">
            <text:p>11.694430351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1.9705324172974" calcext:value-type="float">
            <text:p>11.9705324173</text:p>
          </table:table-cell>
          <table:table-cell/>
          <table:table-cell office:value-type="float" office:value="11.0306186676025" calcext:value-type="float">
            <text:p>11.030618667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2.3811187744141" calcext:value-type="float">
            <text:p>12.3811187744</text:p>
          </table:table-cell>
          <table:table-cell/>
          <table:table-cell office:value-type="float" office:value="11.3420734405518" calcext:value-type="float">
            <text:p>11.342073440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9543294906616" calcext:value-type="float">
            <text:p>4.8954329491</text:p>
          </table:table-cell>
          <table:table-cell table:formula="of:=AVERAGE([.D82:.D86])" office:value-type="float" office:value="5.73167734146118" calcext:value-type="float">
            <text:p>5.7316773415</text:p>
          </table:table-cell>
          <table:table-cell office:value-type="float" office:value="4.33517837524414" calcext:value-type="float">
            <text:p>4.3351783752</text:p>
          </table:table-cell>
          <table:table-cell table:formula="of:=AVERAGE([.F82:.F86])" office:value-type="float" office:value="4.74882888793945" calcext:value-type="float">
            <text:p>4.748828887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.70408058166504" calcext:value-type="float">
            <text:p>4.7040805817</text:p>
          </table:table-cell>
          <table:table-cell table:formula="of:=STDEV([.D82:.D86])" office:value-type="float" office:value="1.53708422078462" calcext:value-type="float">
            <text:p>1.5370842208</text:p>
          </table:table-cell>
          <table:table-cell office:value-type="float" office:value="4.46875476837158" calcext:value-type="float">
            <text:p>4.4687547684</text:p>
          </table:table-cell>
          <table:table-cell table:formula="of:=STDEV([.F82:.F86])" office:value-type="float" office:value="0.414425406305986" calcext:value-type="float">
            <text:p>0.414425406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.66797924041748" calcext:value-type="float">
            <text:p>4.6679792404</text:p>
          </table:table-cell>
          <table:table-cell/>
          <table:table-cell office:value-type="float" office:value="4.66797924041748" calcext:value-type="float">
            <text:p>4.667979240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8.26281642913818" calcext:value-type="float">
            <text:p>8.2628164291</text:p>
          </table:table-cell>
          <table:table-cell/>
          <table:table-cell office:value-type="float" office:value="5.3919734954834" calcext:value-type="float">
            <text:p>5.391973495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6.12807750701904" calcext:value-type="float">
            <text:p>6.128077507</text:p>
          </table:table-cell>
          <table:table-cell/>
          <table:table-cell office:value-type="float" office:value="4.88025856018066" calcext:value-type="float">
            <text:p>4.880258560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.99657821655273" calcext:value-type="float">
            <text:p>8.9965782166</text:p>
          </table:table-cell>
          <table:table-cell table:formula="of:=AVERAGE([.D87:.D91])" office:value-type="float" office:value="8.00078821182251" calcext:value-type="float">
            <text:p>8.0007882118</text:p>
          </table:table-cell>
          <table:table-cell office:value-type="float" office:value="7.42003870010376" calcext:value-type="float">
            <text:p>7.4200387001</text:p>
          </table:table-cell>
          <table:table-cell table:formula="of:=AVERAGE([.F87:.F91])" office:value-type="float" office:value="7.14723567962646" calcext:value-type="float">
            <text:p>7.14723567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.35595798492432" calcext:value-type="float">
            <text:p>7.3559579849</text:p>
          </table:table-cell>
          <table:table-cell table:formula="of:=STDEV([.D87:.D91])" office:value-type="float" office:value="0.618623811669395" calcext:value-type="float">
            <text:p>0.6186238117</text:p>
          </table:table-cell>
          <table:table-cell office:value-type="float" office:value="6.75040578842163" calcext:value-type="float">
            <text:p>6.7504057884</text:p>
          </table:table-cell>
          <table:table-cell table:formula="of:=STDEV([.F87:.F91])" office:value-type="float" office:value="0.345331392083782" calcext:value-type="float">
            <text:p>0.34533139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70508432388306" calcext:value-type="float">
            <text:p>7.7050843239</text:p>
          </table:table-cell>
          <table:table-cell/>
          <table:table-cell office:value-type="float" office:value="6.87970733642578" calcext:value-type="float">
            <text:p>6.879707336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.10432910919189" calcext:value-type="float">
            <text:p>8.1043291092</text:p>
          </table:table-cell>
          <table:table-cell/>
          <table:table-cell office:value-type="float" office:value="7.5631160736084" calcext:value-type="float">
            <text:p>7.563116073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.84199142456055" calcext:value-type="float">
            <text:p>7.8419914246</text:p>
          </table:table-cell>
          <table:table-cell/>
          <table:table-cell office:value-type="float" office:value="7.12291049957275" calcext:value-type="float">
            <text:p>7.122910499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.0890922546387" calcext:value-type="float">
            <text:p>12.0890922546</text:p>
          </table:table-cell>
          <table:table-cell table:formula="of:=AVERAGE([.D92:.D101])" office:value-type="float" office:value="11.8306134223938" calcext:value-type="float">
            <text:p>11.8306134224</text:p>
          </table:table-cell>
          <table:table-cell office:value-type="float" office:value="11.5563440322876" calcext:value-type="float">
            <text:p>11.5563440323</text:p>
          </table:table-cell>
          <table:table-cell table:formula="of:=AVERAGE([.F92:.F101])" office:value-type="float" office:value="10.8391654968262" calcext:value-type="float">
            <text:p>10.839165496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.7792596817017" calcext:value-type="float">
            <text:p>10.7792596817</text:p>
          </table:table-cell>
          <table:table-cell table:formula="of:=STDEV([.D92:.D101])" office:value-type="float" office:value="0.711156044033346" calcext:value-type="float">
            <text:p>0.711156044</text:p>
          </table:table-cell>
          <table:table-cell office:value-type="float" office:value="9.66688346862793" calcext:value-type="float">
            <text:p>9.6668834686</text:p>
          </table:table-cell>
          <table:table-cell table:formula="of:=STDEV([.F92:.F101])" office:value-type="float" office:value="0.679573064149374" calcext:value-type="float">
            <text:p>0.679573064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1.2246103286743" calcext:value-type="float">
            <text:p>11.2246103287</text:p>
          </table:table-cell>
          <table:table-cell/>
          <table:table-cell office:value-type="float" office:value="10.2576456069946" calcext:value-type="float">
            <text:p>10.25764560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1.4855184555054" calcext:value-type="float">
            <text:p>11.4855184555</text:p>
          </table:table-cell>
          <table:table-cell/>
          <table:table-cell office:value-type="float" office:value="11.0110855102539" calcext:value-type="float">
            <text:p>11.011085510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.7881927490234" calcext:value-type="float">
            <text:p>11.788192749</text:p>
          </table:table-cell>
          <table:table-cell/>
          <table:table-cell office:value-type="float" office:value="10.7558794021606" calcext:value-type="float">
            <text:p>10.755879402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3.3153877258301" calcext:value-type="float">
            <text:p>13.3153877258</text:p>
          </table:table-cell>
          <table:table-cell/>
          <table:table-cell office:value-type="float" office:value="11.3462200164795" calcext:value-type="float">
            <text:p>11.34622001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1.6781120300293" calcext:value-type="float">
            <text:p>11.67811203</text:p>
          </table:table-cell>
          <table:table-cell/>
          <table:table-cell office:value-type="float" office:value="11.1532344818115" calcext:value-type="float">
            <text:p>11.153234481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1.5221614837646" calcext:value-type="float">
            <text:p>11.5221614838</text:p>
          </table:table-cell>
          <table:table-cell/>
          <table:table-cell office:value-type="float" office:value="10.778395652771" calcext:value-type="float">
            <text:p>10.778395652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1.8392820358276" calcext:value-type="float">
            <text:p>11.8392820358</text:p>
          </table:table-cell>
          <table:table-cell/>
          <table:table-cell office:value-type="float" office:value="10.0623264312744" calcext:value-type="float">
            <text:p>10.062326431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2.5845174789429" calcext:value-type="float">
            <text:p>12.5845174789</text:p>
          </table:table-cell>
          <table:table-cell/>
          <table:table-cell office:value-type="float" office:value="11.8036403656006" calcext:value-type="float">
            <text:p>11.803640365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3198127746582" calcext:value-type="float">
            <text:p>4.7319812775</text:p>
          </table:table-cell>
          <table:table-cell table:formula="of:=AVERAGE([.D102:.D106])" office:value-type="float" office:value="5.16105690002441" calcext:value-type="float">
            <text:p>5.1610569</text:p>
          </table:table-cell>
          <table:table-cell office:value-type="float" office:value="4.14259338378906" calcext:value-type="float">
            <text:p>4.1425933838</text:p>
          </table:table-cell>
          <table:table-cell table:formula="of:=AVERAGE([.F102:.F106])" office:value-type="float" office:value="4.45151681900024" calcext:value-type="float">
            <text:p>4.4515168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.80180501937866" calcext:value-type="float">
            <text:p>4.8018050194</text:p>
          </table:table-cell>
          <table:table-cell table:formula="of:=STDEV([.D102:.D106])" office:value-type="float" office:value="0.382342405942825" calcext:value-type="float">
            <text:p>0.3823424059</text:p>
          </table:table-cell>
          <table:table-cell office:value-type="float" office:value="4.06001710891724" calcext:value-type="float">
            <text:p>4.0600171089</text:p>
          </table:table-cell>
          <table:table-cell table:formula="of:=STDEV([.F102:.F106])" office:value-type="float" office:value="0.332032050048373" calcext:value-type="float">
            <text:p>0.332032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5.2650933265686" calcext:value-type="float">
            <text:p>5.2650933266</text:p>
          </table:table-cell>
          <table:table-cell/>
          <table:table-cell office:value-type="float" office:value="4.82331418991089" calcext:value-type="float">
            <text:p>4.823314189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5.61858081817627" calcext:value-type="float">
            <text:p>5.6185808182</text:p>
          </table:table-cell>
          <table:table-cell/>
          <table:table-cell office:value-type="float" office:value="4.61110305786133" calcext:value-type="float">
            <text:p>4.611103057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.38782405853272" calcext:value-type="float">
            <text:p>5.3878240585</text:p>
          </table:table-cell>
          <table:table-cell/>
          <table:table-cell office:value-type="float" office:value="4.62055635452271" calcext:value-type="float">
            <text:p>4.620556354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.20407295227051" calcext:value-type="float">
            <text:p>8.2040729523</text:p>
          </table:table-cell>
          <table:table-cell table:formula="of:=AVERAGE([.D107:.D111])" office:value-type="float" office:value="8.18175897598267" calcext:value-type="float">
            <text:p>8.181758976</text:p>
          </table:table-cell>
          <table:table-cell office:value-type="float" office:value="7.34521055221558" calcext:value-type="float">
            <text:p>7.3452105522</text:p>
          </table:table-cell>
          <table:table-cell table:formula="of:=AVERAGE([.F107:.F111])" office:value-type="float" office:value="7.17320356369019" calcext:value-type="float">
            <text:p>7.17320356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.04108142852783" calcext:value-type="float">
            <text:p>8.0410814285</text:p>
          </table:table-cell>
          <table:table-cell table:formula="of:=STDEV([.D107:.D111])" office:value-type="float" office:value="0.442302432206884" calcext:value-type="float">
            <text:p>0.4423024322</text:p>
          </table:table-cell>
          <table:table-cell office:value-type="float" office:value="7.08389091491699" calcext:value-type="float">
            <text:p>7.0838909149</text:p>
          </table:table-cell>
          <table:table-cell table:formula="of:=STDEV([.F107:.F111])" office:value-type="float" office:value="0.335763876600572" calcext:value-type="float">
            <text:p>0.33576387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58867692947388" calcext:value-type="float">
            <text:p>7.5886769295</text:p>
          </table:table-cell>
          <table:table-cell/>
          <table:table-cell office:value-type="float" office:value="7.08764791488647" calcext:value-type="float">
            <text:p>7.0876479149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.25693416595459" calcext:value-type="float">
            <text:p>8.256934166</text:p>
          </table:table-cell>
          <table:table-cell/>
          <table:table-cell office:value-type="float" office:value="7.62522411346436" calcext:value-type="float">
            <text:p>7.625224113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.81802940368652" calcext:value-type="float">
            <text:p>8.8180294037</text:p>
          </table:table-cell>
          <table:table-cell/>
          <table:table-cell office:value-type="float" office:value="6.72404432296753" calcext:value-type="float">
            <text:p>6.72404432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.7192840576172" calcext:value-type="float">
            <text:p>13.7192840576</text:p>
          </table:table-cell>
          <table:table-cell table:formula="of:=AVERAGE([.D112:.D121])" office:value-type="float" office:value="12.0250039100647" calcext:value-type="float">
            <text:p>12.0250039101</text:p>
          </table:table-cell>
          <table:table-cell office:value-type="float" office:value="12.7177238464355" calcext:value-type="float">
            <text:p>12.7177238464</text:p>
          </table:table-cell>
          <table:table-cell table:formula="of:=AVERAGE([.F112:.F121])" office:value-type="float" office:value="11.0420573234558" calcext:value-type="float">
            <text:p>11.04205732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.1051120758057" calcext:value-type="float">
            <text:p>10.1051120758</text:p>
          </table:table-cell>
          <table:table-cell table:formula="of:=STDEV([.D112:.D121])" office:value-type="float" office:value="1.10010822688233" calcext:value-type="float">
            <text:p>1.1001082269</text:p>
          </table:table-cell>
          <table:table-cell office:value-type="float" office:value="9.57028007507324" calcext:value-type="float">
            <text:p>9.5702800751</text:p>
          </table:table-cell>
          <table:table-cell table:formula="of:=STDEV([.F112:.F121])" office:value-type="float" office:value="0.903365987419249" calcext:value-type="float">
            <text:p>0.903365987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.664589881897" calcext:value-type="float">
            <text:p>10.6645898819</text:p>
          </table:table-cell>
          <table:table-cell/>
          <table:table-cell office:value-type="float" office:value="9.88453006744385" calcext:value-type="float">
            <text:p>9.884530067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2.2551031112671" calcext:value-type="float">
            <text:p>12.2551031113</text:p>
          </table:table-cell>
          <table:table-cell/>
          <table:table-cell office:value-type="float" office:value="10.9474258422852" calcext:value-type="float">
            <text:p>10.947425842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2.8254060745239" calcext:value-type="float">
            <text:p>12.8254060745</text:p>
          </table:table-cell>
          <table:table-cell/>
          <table:table-cell office:value-type="float" office:value="11.6500387191772" calcext:value-type="float">
            <text:p>11.650038719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2.179799079895" calcext:value-type="float">
            <text:p>12.1797990799</text:p>
          </table:table-cell>
          <table:table-cell/>
          <table:table-cell office:value-type="float" office:value="11.3883867263794" calcext:value-type="float">
            <text:p>11.388386726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.9649076461792" calcext:value-type="float">
            <text:p>12.9649076462</text:p>
          </table:table-cell>
          <table:table-cell/>
          <table:table-cell office:value-type="float" office:value="11.3691053390503" calcext:value-type="float">
            <text:p>11.369105339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1.6603956222534" calcext:value-type="float">
            <text:p>11.6603956223</text:p>
          </table:table-cell>
          <table:table-cell/>
          <table:table-cell office:value-type="float" office:value="11.4254579544067" calcext:value-type="float">
            <text:p>11.425457954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2.5442276000977" calcext:value-type="float">
            <text:p>12.5442276001</text:p>
          </table:table-cell>
          <table:table-cell/>
          <table:table-cell office:value-type="float" office:value="10.5237550735474" calcext:value-type="float">
            <text:p>10.523755073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1.3312139511108" calcext:value-type="float">
            <text:p>11.3312139511</text:p>
          </table:table-cell>
          <table:table-cell/>
          <table:table-cell office:value-type="float" office:value="10.9438695907593" calcext:value-type="float">
            <text:p>10.943869590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1524343490601" calcext:value-type="float">
            <text:p>5.1152434349</text:p>
          </table:table-cell>
          <table:table-cell table:formula="of:=AVERAGE([.D122:.D126])" office:value-type="float" office:value="6.94542484283447" calcext:value-type="float">
            <text:p>6.9454248428</text:p>
          </table:table-cell>
          <table:table-cell office:value-type="float" office:value="4.43995094299316" calcext:value-type="float">
            <text:p>4.439950943</text:p>
          </table:table-cell>
          <table:table-cell table:formula="of:=AVERAGE([.F122:.F126])" office:value-type="float" office:value="4.8646017074585" calcext:value-type="float">
            <text:p>4.86460170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1.4400749206543" calcext:value-type="float">
            <text:p>11.4400749207</text:p>
          </table:table-cell>
          <table:table-cell table:formula="of:=STDEV([.D122:.D126])" office:value-type="float" office:value="2.61731461338834" calcext:value-type="float">
            <text:p>2.6173146134</text:p>
          </table:table-cell>
          <table:table-cell office:value-type="float" office:value="5.08267116546631" calcext:value-type="float">
            <text:p>5.0826711655</text:p>
          </table:table-cell>
          <table:table-cell table:formula="of:=STDEV([.F122:.F126])" office:value-type="float" office:value="0.263822295788228" calcext:value-type="float">
            <text:p>0.26382229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5.43541431427002" calcext:value-type="float">
            <text:p>5.4354143143</text:p>
          </table:table-cell>
          <table:table-cell/>
          <table:table-cell office:value-type="float" office:value="4.78705215454102" calcext:value-type="float">
            <text:p>4.787052154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7.04027509689331" calcext:value-type="float">
            <text:p>7.0402750969</text:p>
          </table:table-cell>
          <table:table-cell/>
          <table:table-cell office:value-type="float" office:value="5.05220365524292" calcext:value-type="float">
            <text:p>5.052203655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.69611644744873" calcext:value-type="float">
            <text:p>5.6961164474</text:p>
          </table:table-cell>
          <table:table-cell/>
          <table:table-cell office:value-type="float" office:value="4.96113061904907" calcext:value-type="float">
            <text:p>4.961130619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.84646129608154" calcext:value-type="float">
            <text:p>6.8464612961</text:p>
          </table:table-cell>
          <table:table-cell table:formula="of:=AVERAGE([.D127:.D131])" office:value-type="float" office:value="7.45003814697266" calcext:value-type="float">
            <text:p>7.450038147</text:p>
          </table:table-cell>
          <table:table-cell office:value-type="float" office:value="6.73658657073975" calcext:value-type="float">
            <text:p>6.7365865707</text:p>
          </table:table-cell>
          <table:table-cell table:style-name="ce2" table:formula="of:=AVERAGE([.F127:.F131])" office:value-type="float" office:value="6.9618782043457" calcext:value-type="float">
            <text:p>6.961878204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.3753867149353" calcext:value-type="float">
            <text:p>7.3753867149</text:p>
          </table:table-cell>
          <table:table-cell table:formula="of:=STDEV([.D127:.D131])" office:value-type="float" office:value="0.465842135876987" calcext:value-type="float">
            <text:p>0.4658421359</text:p>
          </table:table-cell>
          <table:table-cell office:value-type="float" office:value="6.59937953948975" calcext:value-type="float">
            <text:p>6.5993795395</text:p>
          </table:table-cell>
          <table:table-cell table:style-name="ce2" table:formula="of:=STDEV([.F127:.F131])" office:value-type="float" office:value="0.319756856689534" calcext:value-type="float">
            <text:p>0.31975685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1974611282349" calcext:value-type="float">
            <text:p>7.2197461128</text:p>
          </table:table-cell>
          <table:table-cell/>
          <table:table-cell office:value-type="float" office:value="7.08119583129883" calcext:value-type="float">
            <text:p>7.081195831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.03161430358887" calcext:value-type="float">
            <text:p>8.0316143036</text:p>
          </table:table-cell>
          <table:table-cell/>
          <table:table-cell office:value-type="float" office:value="7.42288112640381" calcext:value-type="float">
            <text:p>7.422881126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.77698230743408" calcext:value-type="float">
            <text:p>7.7769823074</text:p>
          </table:table-cell>
          <table:table-cell/>
          <table:table-cell office:value-type="float" office:value="6.96934795379639" calcext:value-type="float">
            <text:p>6.969347953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.3553247451782" calcext:value-type="float">
            <text:p>11.3553247452</text:p>
          </table:table-cell>
          <table:table-cell table:formula="of:=AVERAGE([.D132:.D141])" office:value-type="float" office:value="10.9520709991455" calcext:value-type="float">
            <text:p>10.9520709991</text:p>
          </table:table-cell>
          <table:table-cell office:value-type="float" office:value="10.7854747772217" calcext:value-type="float">
            <text:p>10.7854747772</text:p>
          </table:table-cell>
          <table:table-cell table:style-name="ce2" table:formula="of:=AVERAGE([.F132:.F141])" office:value-type="float" office:value="10.1571255683899" calcext:value-type="float">
            <text:p>10.157125568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.5382442474365" calcext:value-type="float">
            <text:p>10.5382442474</text:p>
          </table:table-cell>
          <table:table-cell table:formula="of:=STDEV([.D132:.D141])" office:value-type="float" office:value="0.37469567389893" calcext:value-type="float">
            <text:p>0.3746956739</text:p>
          </table:table-cell>
          <table:table-cell office:value-type="float" office:value="9.63377094268799" calcext:value-type="float">
            <text:p>9.6337709427</text:p>
          </table:table-cell>
          <table:table-cell table:style-name="ce2" table:formula="of:=STDEV([.F132:.F141])" office:value-type="float" office:value="0.474979144572102" calcext:value-type="float">
            <text:p>0.474979144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1.0468444824219" calcext:value-type="float">
            <text:p>11.0468444824</text:p>
          </table:table-cell>
          <table:table-cell/>
          <table:table-cell office:value-type="float" office:value="10.2174510955811" calcext:value-type="float">
            <text:p>10.217451095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.3353910446167" calcext:value-type="float">
            <text:p>10.3353910446</text:p>
          </table:table-cell>
          <table:table-cell/>
          <table:table-cell office:value-type="float" office:value="9.79493236541748" calcext:value-type="float">
            <text:p>9.794932365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.616361618042" calcext:value-type="float">
            <text:p>10.616361618</text:p>
          </table:table-cell>
          <table:table-cell/>
          <table:table-cell office:value-type="float" office:value="9.59923267364502" calcext:value-type="float">
            <text:p>9.599232673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.9182071685791" calcext:value-type="float">
            <text:p>10.9182071686</text:p>
          </table:table-cell>
          <table:table-cell/>
          <table:table-cell office:value-type="float" office:value="10.4776983261108" calcext:value-type="float">
            <text:p>10.477698326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1.113823890686" calcext:value-type="float">
            <text:p>11.1138238907</text:p>
          </table:table-cell>
          <table:table-cell/>
          <table:table-cell office:value-type="float" office:value="10.6695899963379" calcext:value-type="float">
            <text:p>10.669589996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1.2537479400635" calcext:value-type="float">
            <text:p>11.2537479401</text:p>
          </table:table-cell>
          <table:table-cell/>
          <table:table-cell office:value-type="float" office:value="10.290638923645" calcext:value-type="float">
            <text:p>10.290638923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.8448753356934" calcext:value-type="float">
            <text:p>10.8448753357</text:p>
          </table:table-cell>
          <table:table-cell/>
          <table:table-cell office:value-type="float" office:value="9.54624938964844" calcext:value-type="float">
            <text:p>9.546249389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1.4978895187378" calcext:value-type="float">
            <text:p>11.4978895187</text:p>
          </table:table-cell>
          <table:table-cell/>
          <table:table-cell office:value-type="float" office:value="10.5562171936035" calcext:value-type="float">
            <text:p>10.556217193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Lat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.592529296875" calcext:value-type="float">
            <text:p>196.5925292969</text:p>
          </table:table-cell>
          <table:table-cell table:formula="of:=AVERAGE([.D142:.D146])" office:value-type="float" office:value="207.094897460937" calcext:value-type="float">
            <text:p>207.0948974609</text:p>
          </table:table-cell>
          <table:table-cell office:value-type="float" office:value="194.574096679688" calcext:value-type="float">
            <text:p>194.5740966797</text:p>
          </table:table-cell>
          <table:table-cell table:formula="of:=AVERAGE([.F142:.F146])" office:value-type="float" office:value="194.901693725586" calcext:value-type="float">
            <text:p>194.9016937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24.829406738281" calcext:value-type="float">
            <text:p>224.8294067383</text:p>
          </table:table-cell>
          <table:table-cell table:formula="of:=STDEV([.D142:.D146])" office:value-type="float" office:value="42.6606588617018" calcext:value-type="float">
            <text:p>42.6606588617</text:p>
          </table:table-cell>
          <table:table-cell office:value-type="float" office:value="224.459213256836" calcext:value-type="float">
            <text:p>224.4592132568</text:p>
          </table:table-cell>
          <table:table-cell table:formula="of:=STDEV([.F142:.F146])" office:value-type="float" office:value="45.6816135741756" calcext:value-type="float">
            <text:p>45.68161357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217.614334106445" calcext:value-type="float">
            <text:p>217.6143341064</text:p>
          </table:table-cell>
          <table:table-cell/>
          <table:table-cell office:value-type="float" office:value="202.85237121582" calcext:value-type="float">
            <text:p>202.8523712158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55.606811523438" calcext:value-type="float">
            <text:p>255.6068115234</text:p>
          </table:table-cell>
          <table:table-cell/>
          <table:table-cell office:value-type="float" office:value="234.272903442383" calcext:value-type="float">
            <text:p>234.272903442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40.831405639648" calcext:value-type="float">
            <text:p>140.8314056396</text:p>
          </table:table-cell>
          <table:table-cell/>
          <table:table-cell office:value-type="float" office:value="118.349884033203" calcext:value-type="float">
            <text:p>118.349884033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4.987121582031" calcext:value-type="float">
            <text:p>264.987121582</text:p>
          </table:table-cell>
          <table:table-cell table:formula="of:=AVERAGE([.D147:.D151])" office:value-type="float" office:value="210.150473022461" calcext:value-type="float">
            <text:p>210.1504730225</text:p>
          </table:table-cell>
          <table:table-cell office:value-type="float" office:value="264.987121582031" calcext:value-type="float">
            <text:p>264.987121582</text:p>
          </table:table-cell>
          <table:table-cell table:formula="of:=AVERAGE([.F147:.F151])" office:value-type="float" office:value="198.063565063477" calcext:value-type="float">
            <text:p>198.063565063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90.470993041992" calcext:value-type="float">
            <text:p>190.470993042</text:p>
          </table:table-cell>
          <table:table-cell table:formula="of:=STDEV([.D147:.D151])" office:value-type="float" office:value="45.5332186074254" calcext:value-type="float">
            <text:p>45.5332186074</text:p>
          </table:table-cell>
          <table:table-cell office:value-type="float" office:value="190.470993041992" calcext:value-type="float">
            <text:p>190.470993042</text:p>
          </table:table-cell>
          <table:table-cell table:formula="of:=STDEV([.F147:.F151])" office:value-type="float" office:value="40.4048843788498" calcext:value-type="float">
            <text:p>40.4048843788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89.276809692383" calcext:value-type="float">
            <text:p>189.2768096924</text:p>
          </table:table-cell>
          <table:table-cell/>
          <table:table-cell office:value-type="float" office:value="188.316452026367" calcext:value-type="float">
            <text:p>188.316452026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49.704742431641" calcext:value-type="float">
            <text:p>249.7047424316</text:p>
          </table:table-cell>
          <table:table-cell/>
          <table:table-cell office:value-type="float" office:value="191.568115234375" calcext:value-type="float">
            <text:p>191.568115234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6.312698364258" calcext:value-type="float">
            <text:p>156.3126983643</text:p>
          </table:table-cell>
          <table:table-cell/>
          <table:table-cell office:value-type="float" office:value="154.975143432617" calcext:value-type="float">
            <text:p>154.975143432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01.29467773438" calcext:value-type="float">
            <text:p>1301.2946777344</text:p>
          </table:table-cell>
          <table:table-cell table:formula="of:=AVERAGE([.D152:.D161])" office:value-type="float" office:value="297.848643493652" calcext:value-type="float">
            <text:p>297.8486434937</text:p>
          </table:table-cell>
          <table:table-cell office:value-type="float" office:value="1278.19775390625" calcext:value-type="float">
            <text:p>1278.1977539063</text:p>
          </table:table-cell>
          <table:table-cell table:formula="of:=AVERAGE([.F152:.F161])" office:value-type="float" office:value="284.324424743652" calcext:value-type="float">
            <text:p>284.3244247437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54.814758300781" calcext:value-type="float">
            <text:p>154.8147583008</text:p>
          </table:table-cell>
          <table:table-cell table:formula="of:=STDEV([.D152:.D161])" office:value-type="float" office:value="355.159225851587" calcext:value-type="float">
            <text:p>355.1592258516</text:p>
          </table:table-cell>
          <table:table-cell office:value-type="float" office:value="150.895950317383" calcext:value-type="float">
            <text:p>150.8959503174</text:p>
          </table:table-cell>
          <table:table-cell table:formula="of:=STDEV([.F152:.F161])" office:value-type="float" office:value="352.243255131941" calcext:value-type="float">
            <text:p>352.2432551319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57.61701965332" calcext:value-type="float">
            <text:p>157.6170196533</text:p>
          </table:table-cell>
          <table:table-cell/>
          <table:table-cell office:value-type="float" office:value="156.446075439453" calcext:value-type="float">
            <text:p>156.446075439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28.301666259766" calcext:value-type="float">
            <text:p>228.3016662598</text:p>
          </table:table-cell>
          <table:table-cell/>
          <table:table-cell office:value-type="float" office:value="228.301666259766" calcext:value-type="float">
            <text:p>228.301666259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25.510513305664" calcext:value-type="float">
            <text:p>225.5105133057</text:p>
          </table:table-cell>
          <table:table-cell/>
          <table:table-cell office:value-type="float" office:value="224.103698730469" calcext:value-type="float">
            <text:p>224.103698730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44.131057739258" calcext:value-type="float">
            <text:p>244.1310577393</text:p>
          </table:table-cell>
          <table:table-cell/>
          <table:table-cell office:value-type="float" office:value="244.131057739258" calcext:value-type="float">
            <text:p>244.131057739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89.464462280273" calcext:value-type="float">
            <text:p>189.4644622803</text:p>
          </table:table-cell>
          <table:table-cell/>
          <table:table-cell office:value-type="float" office:value="119.652099609375" calcext:value-type="float">
            <text:p>119.652099609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17.665634155273" calcext:value-type="float">
            <text:p>217.6656341553</text:p>
          </table:table-cell>
          <table:table-cell/>
          <table:table-cell office:value-type="float" office:value="185.863006591797" calcext:value-type="float">
            <text:p>185.863006591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47.619003295898" calcext:value-type="float">
            <text:p>147.6190032959</text:p>
          </table:table-cell>
          <table:table-cell/>
          <table:table-cell office:value-type="float" office:value="144.591537475586" calcext:value-type="float">
            <text:p>144.591537475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12.067642211914" calcext:value-type="float">
            <text:p>112.0676422119</text:p>
          </table:table-cell>
          <table:table-cell/>
          <table:table-cell office:value-type="float" office:value="111.061401367188" calcext:value-type="float">
            <text:p>111.061401367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376594543457" calcext:value-type="float">
            <text:p>69.3765945435</text:p>
          </table:table-cell>
          <table:table-cell table:formula="of:=AVERAGE([.D162:.D166])" office:value-type="float" office:value="186.504081726074" calcext:value-type="float">
            <text:p>186.5040817261</text:p>
          </table:table-cell>
          <table:table-cell office:value-type="float" office:value="56.7024002075195" calcext:value-type="float">
            <text:p>56.7024002075</text:p>
          </table:table-cell>
          <table:table-cell table:formula="of:=AVERAGE([.F162:.F166])" office:value-type="float" office:value="156.906922912598" calcext:value-type="float">
            <text:p>156.90692291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80.133499145508" calcext:value-type="float">
            <text:p>180.1334991455</text:p>
          </table:table-cell>
          <table:table-cell table:formula="of:=STDEV([.D162:.D166])" office:value-type="float" office:value="156.476941812176" calcext:value-type="float">
            <text:p>156.4769418122</text:p>
          </table:table-cell>
          <table:table-cell office:value-type="float" office:value="166.326278686523" calcext:value-type="float">
            <text:p>166.3262786865</text:p>
          </table:table-cell>
          <table:table-cell table:formula="of:=STDEV([.F162:.F166])" office:value-type="float" office:value="137.230404721673" calcext:value-type="float">
            <text:p>137.23040472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10.659866333008" calcext:value-type="float">
            <text:p>110.659866333</text:p>
          </table:table-cell>
          <table:table-cell/>
          <table:table-cell office:value-type="float" office:value="73.5033340454102" calcext:value-type="float">
            <text:p>73.503334045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15.06169128418" calcext:value-type="float">
            <text:p>115.0616912842</text:p>
          </table:table-cell>
          <table:table-cell/>
          <table:table-cell office:value-type="float" office:value="97.2497329711914" calcext:value-type="float">
            <text:p>97.24973297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457.288757324219" calcext:value-type="float">
            <text:p>457.2887573242</text:p>
          </table:table-cell>
          <table:table-cell/>
          <table:table-cell office:value-type="float" office:value="390.752868652344" calcext:value-type="float">
            <text:p>390.752868652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9.406723022461" calcext:value-type="float">
            <text:p>129.4067230225</text:p>
          </table:table-cell>
          <table:table-cell table:formula="of:=AVERAGE([.D167:.D171])" office:value-type="float" office:value="266.76462097168" calcext:value-type="float">
            <text:p>266.7646209717</text:p>
          </table:table-cell>
          <table:table-cell office:value-type="float" office:value="127.229988098145" calcext:value-type="float">
            <text:p>127.2299880981</text:p>
          </table:table-cell>
          <table:table-cell table:formula="of:=AVERAGE([.F167:.F171])" office:value-type="float" office:value="248.814053344727" calcext:value-type="float">
            <text:p>248.814053344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44.162857055664" calcext:value-type="float">
            <text:p>144.1628570557</text:p>
          </table:table-cell>
          <table:table-cell table:formula="of:=STDEV([.D167:.D171])" office:value-type="float" office:value="186.53109028191" calcext:value-type="float">
            <text:p>186.5310902819</text:p>
          </table:table-cell>
          <table:table-cell office:value-type="float" office:value="68.440299987793" calcext:value-type="float">
            <text:p>68.4402999878</text:p>
          </table:table-cell>
          <table:table-cell table:formula="of:=STDEV([.F167:.F171])" office:value-type="float" office:value="202.37340364301" calcext:value-type="float">
            <text:p>202.37340364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15.677383422852" calcext:value-type="float">
            <text:p>215.6773834229</text:p>
          </table:table-cell>
          <table:table-cell/>
          <table:table-cell office:value-type="float" office:value="203.823837280273" calcext:value-type="float">
            <text:p>203.823837280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57.527618408203" calcext:value-type="float">
            <text:p>257.5276184082</text:p>
          </table:table-cell>
          <table:table-cell/>
          <table:table-cell office:value-type="float" office:value="257.527618408203" calcext:value-type="float">
            <text:p>257.527618408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87.048522949219" calcext:value-type="float">
            <text:p>587.0485229492</text:p>
          </table:table-cell>
          <table:table-cell/>
          <table:table-cell office:value-type="float" office:value="587.048522949219" calcext:value-type="float">
            <text:p>587.048522949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26.425750732422" calcext:value-type="float">
            <text:p>326.4257507324</text:p>
          </table:table-cell>
          <table:table-cell table:formula="of:=AVERAGE([.D172:.D181])" office:value-type="float" office:value="189.590813064575" calcext:value-type="float">
            <text:p>189.5908130646</text:p>
          </table:table-cell>
          <table:table-cell office:value-type="float" office:value="321.369110107422" calcext:value-type="float">
            <text:p>321.3691101074</text:p>
          </table:table-cell>
          <table:table-cell table:formula="of:=AVERAGE([.F172:.F181])" office:value-type="float" office:value="177.887626647949" calcext:value-type="float">
            <text:p>177.88762664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5.8975219726563" calcext:value-type="float">
            <text:p>75.8975219727</text:p>
          </table:table-cell>
          <table:table-cell table:formula="of:=STDEV([.D172:.D181])" office:value-type="float" office:value="165.774683983547" calcext:value-type="float">
            <text:p>165.7746839835</text:p>
          </table:table-cell>
          <table:table-cell office:value-type="float" office:value="63.3349418640137" calcext:value-type="float">
            <text:p>63.334941864</text:p>
          </table:table-cell>
          <table:table-cell table:formula="of:=STDEV([.F172:.F181])" office:value-type="float" office:value="169.468727256783" calcext:value-type="float">
            <text:p>169.468727256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3.1191902160645" calcext:value-type="float">
            <text:p>43.1191902161</text:p>
          </table:table-cell>
          <table:table-cell/>
          <table:table-cell office:value-type="float" office:value="39.580696105957" calcext:value-type="float">
            <text:p>39.58069610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7.2530517578125" calcext:value-type="float">
            <text:p>67.2530517578</text:p>
          </table:table-cell>
          <table:table-cell/>
          <table:table-cell office:value-type="float" office:value="61.6568031311035" calcext:value-type="float">
            <text:p>61.65680313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5.096244812012" calcext:value-type="float">
            <text:p>105.096244812</text:p>
          </table:table-cell>
          <table:table-cell/>
          <table:table-cell office:value-type="float" office:value="102.860572814941" calcext:value-type="float">
            <text:p>102.860572814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1.393325805664" calcext:value-type="float">
            <text:p>151.3933258057</text:p>
          </table:table-cell>
          <table:table-cell/>
          <table:table-cell office:value-type="float" office:value="81.3332214355469" calcext:value-type="float">
            <text:p>81.333221435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67.049560546875" calcext:value-type="float">
            <text:p>567.0495605469</text:p>
          </table:table-cell>
          <table:table-cell/>
          <table:table-cell office:value-type="float" office:value="563.260131835937" calcext:value-type="float">
            <text:p>563.260131835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12.918449401855" calcext:value-type="float">
            <text:p>112.9184494019</text:p>
          </table:table-cell>
          <table:table-cell/>
          <table:table-cell office:value-type="float" office:value="108.95386505127" calcext:value-type="float">
            <text:p>108.953865051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23.313629150391" calcext:value-type="float">
            <text:p>123.3136291504</text:p>
          </table:table-cell>
          <table:table-cell/>
          <table:table-cell office:value-type="float" office:value="116.643775939941" calcext:value-type="float">
            <text:p>116.643775939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23.44140625" calcext:value-type="float">
            <text:p>323.44140625</text:p>
          </table:table-cell>
          <table:table-cell/>
          <table:table-cell office:value-type="float" office:value="319.883148193359" calcext:value-type="float">
            <text:p>319.883148193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9.270812988281" calcext:value-type="float">
            <text:p>599.2708129883</text:p>
          </table:table-cell>
          <table:table-cell table:formula="of:=AVERAGE([.D182:.D186])" office:value-type="float" office:value="949.764074707031" calcext:value-type="float">
            <text:p>949.764074707</text:p>
          </table:table-cell>
          <table:table-cell office:value-type="float" office:value="288.070556640625" calcext:value-type="float">
            <text:p>288.0705566406</text:p>
          </table:table-cell>
          <table:table-cell table:formula="of:=AVERAGE([.F182:.F186])" office:value-type="float" office:value="200.059635162353" calcext:value-type="float">
            <text:p>200.05963516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51.13818359375" calcext:value-type="float">
            <text:p>1251.1381835938</text:p>
          </table:table-cell>
          <table:table-cell table:formula="of:=STDEV([.D182:.D186])" office:value-type="float" office:value="797.104410018015" calcext:value-type="float">
            <text:p>797.104410018</text:p>
          </table:table-cell>
          <table:table-cell office:value-type="float" office:value="95.2005233764649" calcext:value-type="float">
            <text:p>95.2005233765</text:p>
          </table:table-cell>
          <table:table-cell table:formula="of:=STDEV([.F182:.F186])" office:value-type="float" office:value="134.459632760677" calcext:value-type="float">
            <text:p>134.45963276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09.843811035156" calcext:value-type="float">
            <text:p>409.8438110352</text:p>
          </table:table-cell>
          <table:table-cell/>
          <table:table-cell office:value-type="float" office:value="356.782043457031" calcext:value-type="float">
            <text:p>356.78204345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79.184753417969" calcext:value-type="float">
            <text:p>279.184753418</text:p>
          </table:table-cell>
          <table:table-cell/>
          <table:table-cell office:value-type="float" office:value="32.0615653991699" calcext:value-type="float">
            <text:p>32.061565399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209.3828125" calcext:value-type="float">
            <text:p>2209.3828125</text:p>
          </table:table-cell>
          <table:table-cell/>
          <table:table-cell office:value-type="float" office:value="228.183486938477" calcext:value-type="float">
            <text:p>228.183486938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03.288146972656" calcext:value-type="float">
            <text:p>903.2881469727</text:p>
          </table:table-cell>
          <table:table-cell table:formula="of:=AVERAGE([.D187:.D191])" office:value-type="float" office:value="659.169470214844" calcext:value-type="float">
            <text:p>659.1694702148</text:p>
          </table:table-cell>
          <table:table-cell office:value-type="float" office:value="407.8359375" calcext:value-type="float">
            <text:p>407.8359375</text:p>
          </table:table-cell>
          <table:table-cell table:formula="of:=AVERAGE([.F187:.F191])" office:value-type="float" office:value="251.626867675781" calcext:value-type="float">
            <text:p>251.626867675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47.024291992188" calcext:value-type="float">
            <text:p>547.0242919922</text:p>
          </table:table-cell>
          <table:table-cell table:formula="of:=STDEV([.D187:.D191])" office:value-type="float" office:value="407.54444673116" calcext:value-type="float">
            <text:p>407.5444467312</text:p>
          </table:table-cell>
          <table:table-cell office:value-type="float" office:value="118.899383544922" calcext:value-type="float">
            <text:p>118.8993835449</text:p>
          </table:table-cell>
          <table:table-cell table:formula="of:=STDEV([.F187:.F191])" office:value-type="float" office:value="156.94995257897" calcext:value-type="float">
            <text:p>156.94995257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40.434539794922" calcext:value-type="float">
            <text:p>340.4345397949</text:p>
          </table:table-cell>
          <table:table-cell/>
          <table:table-cell office:value-type="float" office:value="99.3104553222656" calcext:value-type="float">
            <text:p>99.310455322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66.151397705078" calcext:value-type="float">
            <text:p>266.1513977051</text:p>
          </table:table-cell>
          <table:table-cell/>
          <table:table-cell office:value-type="float" office:value="204.20556640625" calcext:value-type="float">
            <text:p>204.205566406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238.94897460938" calcext:value-type="float">
            <text:p>1238.9489746094</text:p>
          </table:table-cell>
          <table:table-cell/>
          <table:table-cell office:value-type="float" office:value="427.882995605469" calcext:value-type="float">
            <text:p>427.882995605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4.107971191406" calcext:value-type="float">
            <text:p>144.1079711914</text:p>
          </table:table-cell>
          <table:table-cell table:formula="of:=AVERAGE([.D192:.D201])" office:value-type="float" office:value="461.051495361328" calcext:value-type="float">
            <text:p>461.0514953613</text:p>
          </table:table-cell>
          <table:table-cell office:value-type="float" office:value="81.5581283569336" calcext:value-type="float">
            <text:p>81.5581283569</text:p>
          </table:table-cell>
          <table:table-cell table:formula="of:=AVERAGE([.F192:.F201])" office:value-type="float" office:value="240.649514007568" calcext:value-type="float">
            <text:p>240.6495140076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6.2371292114258" calcext:value-type="float">
            <text:p>46.2371292114</text:p>
          </table:table-cell>
          <table:table-cell table:formula="of:=STDEV([.D192:.D201])" office:value-type="float" office:value="594.894155398596" calcext:value-type="float">
            <text:p>594.8941553986</text:p>
          </table:table-cell>
          <table:table-cell office:value-type="float" office:value="46.2371292114258" calcext:value-type="float">
            <text:p>46.2371292114</text:p>
          </table:table-cell>
          <table:table-cell table:formula="of:=STDEV([.F192:.F201])" office:value-type="float" office:value="256.72269419733" calcext:value-type="float">
            <text:p>256.7226941973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5.1925277709961" calcext:value-type="float">
            <text:p>65.192527771</text:p>
          </table:table-cell>
          <table:table-cell/>
          <table:table-cell office:value-type="float" office:value="65.1925277709961" calcext:value-type="float">
            <text:p>65.19252777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822.017639160156" calcext:value-type="float">
            <text:p>822.0176391602</text:p>
          </table:table-cell>
          <table:table-cell/>
          <table:table-cell office:value-type="float" office:value="608.020568847656" calcext:value-type="float">
            <text:p>608.020568847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83.766891479492" calcext:value-type="float">
            <text:p>183.7668914795</text:p>
          </table:table-cell>
          <table:table-cell/>
          <table:table-cell office:value-type="float" office:value="109.972076416016" calcext:value-type="float">
            <text:p>109.97207641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86.636505126953" calcext:value-type="float">
            <text:p>286.636505127</text:p>
          </table:table-cell>
          <table:table-cell/>
          <table:table-cell office:value-type="float" office:value="271.862121582031" calcext:value-type="float">
            <text:p>271.86212158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52.654891967773" calcext:value-type="float">
            <text:p>152.6548919678</text:p>
          </table:table-cell>
          <table:table-cell/>
          <table:table-cell office:value-type="float" office:value="152.654891967773" calcext:value-type="float">
            <text:p>152.654891967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45.415985107422" calcext:value-type="float">
            <text:p>345.4159851074</text:p>
          </table:table-cell>
          <table:table-cell/>
          <table:table-cell office:value-type="float" office:value="143.631607055664" calcext:value-type="float">
            <text:p>143.631607055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553.864685058594" calcext:value-type="float">
            <text:p>553.8646850586</text:p>
          </table:table-cell>
          <table:table-cell/>
          <table:table-cell office:value-type="float" office:value="124.852905273438" calcext:value-type="float">
            <text:p>124.852905273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010.62072753906" calcext:value-type="float">
            <text:p>2010.6207275391</text:p>
          </table:table-cell>
          <table:table-cell/>
          <table:table-cell office:value-type="float" office:value="802.51318359375" calcext:value-type="float">
            <text:p>802.513183593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Late</text:p>
          </table:table-cell>
          <table:table-cell office:value-type="string" calcext:value-type="string">
            <text:p>Earl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2T00:29:01.241395918</dc:date>
    <meta:editing-duration>PT35M14S</meta:editing-duration>
    <meta:editing-cycles>2</meta:editing-cycles>
    <meta:generator>LibreOffice/5.1.6.2$Linux_X86_64 LibreOffice_project/10m0$Build-2</meta:generator>
    <meta:document-statistic meta:table-count="1" meta:cell-count="2745" meta:object-count="0"/>
  </office:meta>
</office:document-meta>
</file>